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4cm" style:rel-column-width="28318*"/>
    </style:style>
    <style:style style:name="Tabla2.B" style:family="table-column">
      <style:table-column-properties style:column-width="9.19cm" style:rel-column-width="37217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848cm"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style:snap-to-layout-grid="false"/>
    </style:style>
    <style:style style:name="P2" style:family="paragraph" style:parent-style-name="UC_5f_NormalAzul">
      <style:text-properties fo:color="#000000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</style:style>
    <style:style style:name="P8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9" style:family="paragraph" style:parent-style-name="Standard" style:master-page-name="Standard">
      <style:paragraph-properties style:page-number="auto"/>
      <style:text-properties style:font-name="Book Antiqua"/>
    </style:style>
    <style:style style:name="P10" style:family="paragraph" style:parent-style-name="UC_5f_NormalAzul"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style:use-window-font-color="true"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</text:span><text:span text:style-name="UC_5f_NormalAzul_20_Car"><text:span text:style-name="T3"> </text:span></text:span><text:span text:style-name="UC_5f_NormalAzul_20_Car"><text:span text:style-name="T7">IniciarProyecto</text:span></text:span></text:p>
          </table:table-cell>
          <table:table-cell table:style-name="Tabla1.B1" office:value-type="string">
            <text:p text:style-name="P3"><text:span text:style-name="T1">Nro. de Caso de Uso:</text:span> MA_P_6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Líder de Proyecto<text:span text:style-name="UC_5f_NormalAzul_20_Car"><text:span text:style-name="T5">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UC_5f_NormalAzul_20_Car"><text:span text:style-name="T5">Iniciar un Proyecto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8">El usuario debe tener un rol con permisos para efectuar la operación. Proyecto seleccionado de la list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Cambia el estado del proyecto a Activo.</text:p>
          </table:table-cell>
          <table:covered-table-cell/>
        </table:table-row>
      </table:table>
      <text:p text:style-name="P4"/>
      <text:p text:style-name="P4">Diagramas de casos de uso relacionados: Proyecto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"><text:span text:style-name="T6">CURSO NORMAL (Camino Exitoso)</text:span><text:span text:style-name="T4"> </text:span>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3"/>
          </table:table-cell>
          <table:table-cell table:style-name="Tabla2.A1" office:value-type="string">
            <text:p text:style-name="P7">1. El sistema verifica que el Estado del proyecto este en “Pendiente”.</text:p>
          </table:table-cell>
        </table:table-row>
        <table:table-row table:style-name="Tabla2.4">
          <table:table-cell table:style-name="Tabla2.A2" office:value-type="string">
            <text:p text:style-name="P8"/>
          </table:table-cell>
          <table:table-cell table:style-name="Tabla2.A1" office:value-type="string">
            <text:p text:style-name="P3">2. El sistema verifica que exista al menos una Fase para el proyecto seleccionado previamente.</text:p>
          </table:table-cell>
        </table:table-row>
        <table:table-row table:style-name="Tabla2.4">
          <table:table-cell table:style-name="Tabla2.A5" office:value-type="string">
            <text:p text:style-name="P8"/>
          </table:table-cell>
          <table:table-cell table:style-name="Tabla2.B5" office:value-type="string">
            <text:p text:style-name="P3">3. El sistema establece el estado del proyecto a “Activo”</text:p>
          </table:table-cell>
        </table:table-row>
        <table:table-row table:style-name="Tabla2.4">
          <table:table-cell table:style-name="Tabla2.A5" office:value-type="string">
            <text:p text:style-name="P8"/>
          </table:table-cell>
          <table:table-cell table:style-name="Tabla2.B5" office:value-type="string">
            <text:p text:style-name="P3">4. El sistema cambia el estado de la fases de “Inactiva” a “Pendiente”.</text:p>
          </table:table-cell>
        </table:table-row>
        <table:table-row table:style-name="Tabla2.4">
          <table:table-cell table:style-name="Tabla2.A5" office:value-type="string">
            <text:p text:style-name="P8"/>
          </table:table-cell>
          <table:table-cell table:style-name="Tabla2.B5" office:value-type="string">
            <text:p text:style-name="P3">6. El sistema registra la fecha y la hora, usuario que inició el proyecto y despliega un mensaje de confirmación “La operación se realizó con éxito”.</text:p>
          </table:table-cell>
        </table:table-row>
        <table:table-row table:style-name="Tabla2.4">
          <table:table-cell table:style-name="Tabla2.A5" office:value-type="string">
            <text:p text:style-name="P8"/>
          </table:table-cell>
          <table:table-cell table:style-name="Tabla2.B5" office:value-type="string">
            <text:p text:style-name="P3">7. El sistema invoca al <text:span text:style-name="T2">CU AdministrarProyecto</text:span>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p text:style-name="P1"/>
            <text:p text:style-name="P1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0">E1. No pendiente</text:p>
            <text:p text:style-name="P2">El el paso 1, no se puede activar un proyecto en estado Cancelado o Finalizado.</text:p>
            <text:p text:style-name="P10">E2. Al menos una fase</text:p>
            <text:p text:style-name="P2">En 2, se mostrará un error si no se tiene al menos una Fas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text:s/></text:p>
          </table:table-cell>
        </table:table-row>
        <table:table-row table:style-name="Tabla5.2">
          <table:table-cell table:style-name="Tabla5.A1" office:value-type="string">
            <text:p text:style-name="P3">Asociaciones de Inclusión: <text:span text:style-name="T2">AdministrarProyecto</text:span>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/><text:span text:style-name="T2">AdministrarProyecto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67-7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19:21:36</meta:creation-date>
    <dc:date>2014-03-16T20:52:05</dc:date>
    <dc:creator>Roque Vera</dc:creator>
    <meta:editing-duration>PT1H24M22S</meta:editing-duration>
    <meta:editing-cycles>4</meta:editing-cycles>
    <meta:generator>LibreOffice/3.5$Linux_x86 LibreOffice_project/350m1$Build-2</meta:generator>
    <meta:document-statistic meta:table-count="5" meta:image-count="0" meta:object-count="0" meta:page-count="1" meta:paragraph-count="28" meta:word-count="214" meta:character-count="1334" meta:non-whitespace-character-count="1142"/>
  </office:meta>
</office:document-meta>
</file>